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16.svm" manifest:media-type=""/>
  <manifest:file-entry manifest:full-path="Pictures/TablePreview4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56cm"/>
    </style:style>
    <style:style style:name="gr2" style:family="graphic" style:parent-style-name="standard">
      <style:graphic-properties svg:stroke-width="0.212cm" svg:stroke-color="#ff3333" draw:marker-start="Circle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cc33" draw:marker-start="Circle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fo:min-height="16.016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5.695cm" fo:min-width="6.81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106cm" svg:stroke-color="#00cc00" draw:marker-start="" draw:marker-start-width="0.359cm" draw:marker-end="Arrow_20_concave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cc00" draw:marker-start-width="0.518cm" draw:marker-end="Arrow_20_concave" draw:marker-end-width="0.518cm" draw:fill="none" draw:textarea-horizontal-align="justify" draw:textarea-vertical-align="middle" draw:auto-grow-height="false" fo:min-height="0.486cm" fo:min-width="0.264cm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fo:min-height="0.747cm"/>
    </style:style>
    <style:style style:name="gr11" style:family="graphic" style:parent-style-name="standard">
      <style:graphic-properties draw:stroke="none" draw:fill="none" fo:min-height="8.534cm"/>
    </style:style>
    <style:style style:name="gr12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13" style:family="graphic" style:parent-style-name="standard">
      <style:graphic-properties draw:stroke="none" draw:fill="none" fo:min-height="2.134cm"/>
    </style:style>
    <style:style style:name="gr14" style:family="graphic" style:parent-style-name="standard">
      <style:graphic-properties draw:stroke="none" draw:fill="none" fo:min-height="1.423cm"/>
    </style:style>
    <style:style style:name="gr15" style:family="graphic" style:parent-style-name="objectwithoutfill">
      <style:graphic-properties svg:stroke-width="0.106cm" svg:stroke-color="#ff0000" draw:marker-start="" draw:marker-start-width="0.359cm" draw:marker-end="Arrow_20_concave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ff0000" draw:marker-start-width="0.359cm" draw:marker-end="Arrow_20_concave" draw:marker-end-width="0.359cm" draw:fill="none" draw:textarea-horizontal-align="justify" draw:textarea-vertical-align="middle" draw:auto-grow-height="false" fo:min-height="0.486cm" fo:min-width="0.264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fo:min-height="0.818cm"/>
    </style:style>
    <style:style style:name="gr18" style:family="graphic" style:parent-style-name="standard">
      <style:graphic-properties draw:stroke="none" draw:fill="none" fo:min-height="0.896cm"/>
    </style:style>
    <style:style style:name="gr19" style:family="graphic" style:parent-style-name="standard">
      <style:graphic-properties draw:stroke="none" draw:fill="none" fo:min-height="0.59cm"/>
    </style:style>
    <style:style style:name="gr20" style:family="graphic" style:parent-style-name="standard">
      <style:graphic-properties draw:stroke="none" draw:fill="none" fo:min-height="9.274cm"/>
    </style:style>
    <style:style style:name="gr21" style:family="graphic" style:parent-style-name="standard">
      <style:graphic-properties draw:stroke="none" draw:fill="none" fo:min-height="5.689cm"/>
    </style:style>
    <style:style style:name="gr22" style:family="graphic" style:parent-style-name="standard">
      <style:graphic-properties draw:stroke="none" draw:fill="none" fo:min-height="0.7cm"/>
    </style:style>
    <style:style style:name="gr23" style:family="graphic" style:parent-style-name="standard">
      <style:graphic-properties draw:stroke="none" svg:stroke-color="#000000" draw:fill="none" draw:fill-color="#ffffff" fo:min-height="6.567cm"/>
    </style:style>
    <style:style style:name="co1" style:family="table-column">
      <style:table-column-properties style:column-width="5.935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492cm" style:use-optimal-column-width="false"/>
    </style:style>
    <style:style style:name="co4" style:family="table-column">
      <style:table-column-properties style:column-width="5.806cm" style:use-optimal-column-width="false"/>
    </style:style>
    <style:style style:name="co5" style:family="table-column">
      <style:table-column-properties style:column-width="2.409cm" style:use-optimal-column-width="false"/>
    </style:style>
    <style:style style:name="co6" style:family="table-column">
      <style:table-column-properties style:column-width="2.879cm" style:use-optimal-column-width="false"/>
    </style:style>
    <style:style style:name="co7" style:family="table-column">
      <style:table-column-properties style:column-width="3.085cm" style:use-optimal-column-width="false"/>
    </style:style>
    <style:style style:name="co8" style:family="table-column">
      <style:table-column-properties style:column-width="1.462cm" style:use-optimal-column-width="false"/>
    </style:style>
    <style:style style:name="co9" style:family="table-column">
      <style:table-column-properties style:column-width="3.054cm" style:use-optimal-column-width="false"/>
    </style:style>
    <style:style style:name="co10" style:family="table-column">
      <style:table-column-properties style:column-width="1.908cm" style:use-optimal-column-width="false"/>
    </style:style>
    <style:style style:name="co11" style:family="table-column">
      <style:table-column-properties style:column-width="3.837cm" style:use-optimal-column-width="false"/>
    </style:style>
    <style:style style:name="co12" style:family="table-column">
      <style:table-column-properties style:column-width="1.417cm" style:use-optimal-column-width="false"/>
    </style:style>
    <style:style style:name="co13" style:family="table-column">
      <style:table-column-properties style:column-width="3.099cm" style:use-optimal-column-width="false"/>
    </style:style>
    <style:style style:name="co14" style:family="table-column">
      <style:table-column-properties style:column-width="1.611cm" style:use-optimal-column-width="false"/>
    </style:style>
    <style:style style:name="co15" style:family="table-column">
      <style:table-column-properties style:column-width="2.204cm" style:use-optimal-column-width="false"/>
    </style:style>
    <style:style style:name="co16" style:family="table-column">
      <style:table-column-properties style:column-width="4.778cm" style:use-optimal-column-width="false"/>
    </style:style>
    <style:style style:name="co17" style:family="table-column">
      <style:table-column-properties style:column-width="4.71cm" style:use-optimal-column-width="false"/>
    </style:style>
    <style:style style:name="co18" style:family="table-column">
      <style:table-column-properties style:column-width="4.838cm" style:use-optimal-column-width="false"/>
    </style:style>
    <style:style style:name="co19" style:family="table-column">
      <style:table-column-properties style:column-width="3.908cm" style:use-optimal-column-width="false"/>
    </style:style>
    <style:style style:name="co20" style:family="table-column">
      <style:table-column-properties style:column-width="4.224cm" style:use-optimal-column-width="false"/>
    </style:style>
    <style:style style:name="co21" style:family="table-column">
      <style:table-column-properties style:column-width="5.638cm" style:use-optimal-column-width="false"/>
    </style:style>
    <style:style style:name="co22" style:family="table-column">
      <style:table-column-properties style:column-width="3.101cm" style:use-optimal-column-width="false"/>
    </style:style>
    <style:style style:name="co23" style:family="table-column">
      <style:table-column-properties style:column-width="5.994cm" style:use-optimal-column-width="false"/>
    </style:style>
    <style:style style:name="co24" style:family="table-column">
      <style:table-column-properties style:column-width="6.03cm" style:use-optimal-column-width="false"/>
    </style:style>
    <style:style style:name="co25" style:family="table-column">
      <style:table-column-properties style:column-width="7.608cm" style:use-optimal-column-width="false"/>
    </style:style>
    <style:style style:name="co26" style:family="table-column">
      <style:table-column-properties style:column-width="5.937cm" style:use-optimal-column-width="false"/>
    </style:style>
    <style:style style:name="co27" style:family="table-column">
      <style:table-column-properties style:column-width="6.032cm" style:use-optimal-column-width="false"/>
    </style:style>
    <style:style style:name="ro1" style:family="table-row">
      <style:table-row-properties style:row-height="1.209cm"/>
    </style:style>
    <style:style style:name="ro2" style:family="table-row">
      <style:table-row-properties style:row-height="1.208cm"/>
    </style:style>
    <style:style style:name="ro3" style:family="table-row">
      <style:table-row-properties style:row-height="0.735cm"/>
    </style:style>
    <style:style style:name="ro4" style:family="table-row">
      <style:table-row-properties style:row-height="0.119cm"/>
    </style:style>
    <style:style style:name="ro5" style:family="table-row">
      <style:table-row-properties style:row-height="0.055cm"/>
    </style:style>
    <style:style style:name="ro6" style:family="table-row">
      <style:table-row-properties style:row-height="0.783cm"/>
    </style:style>
    <style:style style:name="ro7" style:family="table-row">
      <style:table-row-properties style:row-height="0.737cm"/>
    </style:style>
    <style:style style:name="ro8" style:family="table-row">
      <style:table-row-properties style:row-height="1.21cm"/>
    </style:style>
    <style:style style:name="ro9" style:family="table-row">
      <style:table-row-properties style:row-height="1.212cm"/>
    </style:style>
    <style:style style:name="ce1" style:family="table-cell">
      <loext:graphic-properties draw:textarea-vertical-align="middle"/>
      <style:paragraph-properties fo:text-align="center" style:text-autospace="none"/>
      <style:text-properties fo:font-size="12pt" style:font-size-asian="12pt" style:font-size-complex="12pt"/>
    </style:style>
    <style:style style:name="ce2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ce3" style:family="table-cell">
      <loext:graphic-properties draw:textarea-vertical-align="middle"/>
      <style:paragraph-properties fo:text-align="center" fo:border="0.03pt solid #ffffff" style:text-autospace="none"/>
      <style:text-properties fo:font-size="12pt" style:font-size-asian="18pt" style:font-size-complex="18pt"/>
    </style:style>
    <style:style style:name="ce4" style:family="table-cell">
      <loext:graphic-properties draw:textarea-vertical-align="middle"/>
      <style:paragraph-properties fo:border="0.03pt solid #ffffff"/>
      <style:text-properties fo:font-size="12pt" style:font-size-asian="18pt" style:font-size-complex="18pt"/>
    </style:style>
    <style:style style:name="ce5" style:family="table-cell">
      <style:paragraph-properties fo:text-align="center" style:text-autospace="none"/>
      <style:text-properties fo:font-size="12pt" style:font-size-asian="12pt" style:font-size-complex="12pt"/>
    </style:style>
    <style:style style:name="ce6" style:family="table-cell">
      <style:text-properties fo:font-size="12pt" style:font-size-asian="12pt" style:font-size-complex="12pt"/>
    </style:style>
    <style:style style:name="ce7" style:family="table-cell">
      <style:paragraph-properties fo:text-align="center"/>
      <style:text-properties fo:font-size="12pt" style:font-size-asian="12pt" style:font-size-complex="12pt"/>
    </style:style>
    <style:style style:name="ce8" style:family="table-cell">
      <loext:graphic-properties draw:fill-color="#eeeeee" draw:textarea-vertical-align="middle"/>
      <style:paragraph-properties fo:text-align="center" fo:border="0.03pt solid #ffffff" style:text-autospace="none"/>
      <style:text-properties fo:font-size="12pt" style:font-size-asian="18pt" style:font-size-complex="18pt"/>
    </style:style>
    <style:style style:name="ce9" style:family="table-cell">
      <loext:graphic-properties draw:fill-color="#b2b2b2" draw:textarea-vertical-align="middle"/>
      <style:paragraph-properties fo:text-align="center" fo:border="0.03pt solid #ffffff" style:text-autospace="none"/>
      <style:text-properties fo:font-size="12pt" style:font-size-asian="18pt" style:font-size-complex="18pt"/>
    </style:style>
    <style:style style:name="ce10" style:family="table-cell">
      <style:paragraph-properties fo:margin-left="0cm" fo:margin-right="0cm" fo:text-align="center" fo:text-indent="0cm" style:text-autospace="none"/>
      <style:text-properties style:font-name="Liberation Sans" fo:font-size="12pt" style:letter-kerning="true" style:font-name-asian="Noto Sans CJK SC Regular" style:font-size-asian="12pt" style:font-name-complex="FreeSans" style:font-size-complex="12pt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text-align="center" fo:text-indent="0cm" style:text-autospace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  <style:text-properties fo:font-size="15pt" fo:font-style="normal" style:text-underline-style="none" style:font-size-asian="15pt" style:font-style-asian="normal" style:font-size-complex="15pt" style:font-style-complex="normal"/>
    </style:style>
    <style:style style:name="P8" style:family="paragraph">
      <loext:graphic-properties draw:fill="none"/>
      <style:paragraph-properties fo:text-align="center"/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style:font-name="Liberation Sans" fo:font-size="12pt" style:letter-kerning="true" style:font-name-asian="Noto Sans CJK SC Regular" style:font-size-asian="12pt" style:font-name-complex="FreeSans" style:font-size-complex="12pt"/>
    </style:style>
    <style:style style:name="T4" style:family="text">
      <style:text-properties fo:font-size="12pt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frame draw:style-name="standard" draw:layer="layout" svg:width="5.934cm" svg:height="4.834cm" svg:x="2.654cm" svg:y="22.1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Lang</text:span></text:p>
                <text:p text:style-name="P1"><text:span text:style-name="T1">(model)</text:span></text:p>
              </table:table-cell>
            </table:table-row>
            <table:table-row table:style-name="ro1">
              <table:table-cell table:style-name="ce2">
                <text:p text:style-name="P2"><text:span text:style-name="T1">id</text:span></text:p>
              </table:table-cell>
            </table:table-row>
            <table:table-row table:style-name="ro1">
              <table:table-cell table:style-name="ce1">
                <text:p text:style-name="P1"><text:span text:style-name="T1">t.string <text:s/>:name</text:span></text:p>
              </table:table-cell>
            </table:table-row>
            <table:table-row table:style-name="ro2">
              <table:table-cell table:style-name="ce1">
                <text:p text:style-name="P1"><text:span text:style-name="T1">t.string <text:s text:c="2"/>:fla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1.638cm" svg:height="3.806cm" svg:x="83.418cm" svg:y="2.839cm">
          <draw:text-box>
            <text:p>1 User has one languge</text:p>
            <text:p>2 languuge has many categories</text:p>
            <text:p>3 categories has many words</text:p>
            <text:p>4 words has one same</text:p>
            <text:p/>
          </draw:text-box>
        </draw:frame>
        <draw:frame draw:style-name="standard" draw:layer="layout" svg:width="6.027cm" svg:height="3.625cm" svg:x="19.056cm" svg:y="21.007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<text:span text:style-name="T1">Category</text:span></text:p>
                <text:p text:style-name="P1"><text:span text:style-name="T1">(model)</text:span></text:p>
              </table:table-cell>
            </table:table-row>
            <table:table-row table:style-name="ro1">
              <table:table-cell table:style-name="ce1">
                <text:p text:style-name="P1"><text:span text:style-name="T1">id</text:span></text:p>
              </table:table-cell>
            </table:table-row>
            <table:table-row table:style-name="ro2">
              <table:table-cell table:style-name="ce1">
                <text:p text:style-name="P1"><text:span text:style-name="T1">t.string :name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frame draw:style-name="standard" draw:layer="layout" svg:width="19.162cm" svg:height="3.413cm" svg:x="-52.532cm" svg:y="-1.207cm">
            <table:table table:template-name="default" table:use-first-row-styles="true" table:use-banding-rows-styles="true">
              <table:table-column table:style-name="co3"/>
              <table:table-column table:style-name="co3"/>
              <table:table-column table:style-name="co4"/>
              <table:table-column table:style-name="co5"/>
              <table:table-column table:style-name="co6"/>
              <table:table-column table:style-name="co7"/>
              <table:table-row table:style-name="ro3" table:default-cell-style-name="ce4">
                <table:table-cell table:style-name="ce3" table:number-columns-spanned="6">
                  <text:p text:style-name="P1"><text:span text:style-name="T2">Users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ro1" table:default-cell-style-name="ce3">
                <table:table-cell>
                  <text:p text:style-name="P1"><text:span text:style-name="T2">id</text:span></text:p>
                </table:table-cell>
                <table:table-cell>
                  <text:p text:style-name="P1"><text:span text:style-name="T2">user_name</text:span></text:p>
                </table:table-cell>
                <table:table-cell>
                  <text:p text:style-name="P1"><text:span text:style-name="T2">email</text:span></text:p>
                </table:table-cell>
                <table:table-cell>
                  <text:p text:style-name="P1"><text:span text:style-name="T2">password</text:span></text:p>
                </table:table-cell>
                <table:table-cell>
                  <text:p text:style-name="P1"><text:span text:style-name="T2">role</text:span></text:p>
                </table:table-cell>
                <table:table-cell>
                  <text:p text:style-name="P1"><text:span text:style-name="T2">language_id</text:span></text:p>
                </table:table-cell>
              </table:table-row>
              <table:table-row table:style-name="ro3" table:default-cell-style-name="ce3">
                <table:table-cell>
                  <text:p text:style-name="P1"><text:span text:style-name="T2">1</text:span></text:p>
                </table:table-cell>
                <table:table-cell>
                  <text:p text:style-name="P1"><text:span text:style-name="T2">slava</text:span></text:p>
                </table:table-cell>
                <table:table-cell>
                  <text:p text:style-name="P1"><text:span text:style-name="T2">viacheslu@gmail.com</text:span></text:p>
                </table:table-cell>
                <table:table-cell>
                  <text:p text:style-name="P1"><text:span text:style-name="T2">12345</text:span></text:p>
                </table:table-cell>
                <table:table-cell>
                  <text:p text:style-name="P1"><text:span text:style-name="T2">admin</text:span></text:p>
                </table:table-cell>
                <table:table-cell>
                  <text:p text:style-name="P1"><text:span text:style-name="T2">1</text:span></text:p>
                </table:table-cell>
              </table:table-row>
              <table:table-row table:style-name="ro3" table:default-cell-style-name="ce3">
                <table:table-cell>
                  <text:p text:style-name="P1"><text:span text:style-name="T2">2</text:span></text:p>
                </table:table-cell>
                <table:table-cell>
                  <text:p text:style-name="P1"><text:span text:style-name="T2">Oksana</text:span></text:p>
                </table:table-cell>
                <table:table-cell>
                  <text:p text:style-name="P1"><text:span text:style-name="T2">oksana@gmail.com</text:span></text:p>
                </table:table-cell>
                <table:table-cell>
                  <text:p text:style-name="P1"><text:span text:style-name="T2">45979</text:span></text:p>
                </table:table-cell>
                <table:table-cell>
                  <text:p text:style-name="P1"><text:span text:style-name="T2">user</text:span></text:p>
                </table:table-cell>
                <table:table-cell>
                  <text:p text:style-name="P1"><text:span text:style-name="T2">2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standard" draw:layer="layout" svg:width="4.515cm" svg:height="4.148cm" svg:x="-59.4cm" svg:y="-10.629cm">
            <table:table table:template-name="default" table:use-first-row-styles="true" table:use-banding-rows-styles="true">
              <table:table-column table:style-name="co8"/>
              <table:table-column table:style-name="co9"/>
              <table:table-row table:style-name="ro1">
                <table:table-cell table:style-name="ce5" table:number-columns-spanned="2">
                  <text:p text:style-name="P1"><text:span text:style-name="T1">Languages</text:span></text:p>
                </table:table-cell>
                <table:covered-table-cell table:style-name="ce6"/>
              </table:table-row>
              <table:table-row table:style-name="ro3">
                <table:table-cell table:style-name="ce7">
                  <text:p text:style-name="P2"><text:span text:style-name="T1">id</text:span></text:p>
                </table:table-cell>
                <table:table-cell table:style-name="ce5">
                  <text:p text:style-name="P1"><text:span text:style-name="T1">language</text:span></text:p>
                </table:table-cell>
              </table:table-row>
              <table:table-row table:style-name="ro3" table:default-cell-style-name="ce5"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en</text:span></text:p>
                </table:table-cell>
              </table:table-row>
              <table:table-row table:style-name="ro3" table:default-cell-style-name="ce5">
                <table:table-cell>
                  <text:p text:style-name="P1"><text:span text:style-name="T1">2</text:span></text:p>
                </table:table-cell>
                <table:table-cell>
                  <text:p text:style-name="P1"><text:span text:style-name="T1">ru</text:span></text:p>
                </table:table-cell>
              </table:table-row>
              <table:table-row table:style-name="ro3" table:default-cell-style-name="ce5">
                <table:table-cell>
                  <text:p text:style-name="P1"><text:span text:style-name="T1">3</text:span></text:p>
                </table:table-cell>
                <table:table-cell>
                  <text:p text:style-name="P1"><text:span text:style-name="T1">uk</text:span></text:p>
                </table:table-cell>
              </table:table-row>
            </table:table>
            <draw:image xlink:href="Pictures/TablePreview4.svm" xlink:type="simple" xlink:show="embed" xlink:actuate="onLoad"/>
          </draw:frame>
          <draw:frame draw:style-name="standard" draw:layer="layout" svg:width="21.092cm" svg:height="8.084cm" svg:x="-37.233cm" svg:y="-10.148cm">
            <table:table table:template-name="default" table:use-first-row-styles="true" table:use-banding-rows-styles="true">
              <table:table-column table:style-name="co10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row table:style-name="ro3" table:default-cell-style-name="ce6">
                <table:table-cell table:style-name="ce5" table:number-columns-spanned="6">
                  <text:p text:style-name="P1"><text:span text:style-name="T1">Words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ro3" table:default-cell-style-name="ce5">
                <table:table-cell>
                  <text:p text:style-name="P1"><text:span text:style-name="T1">id</text:span></text:p>
                </table:table-cell>
                <table:table-cell>
                  <text:p text:style-name="P1"><text:span text:style-name="T1">word</text:span></text:p>
                </table:table-cell>
                <table:table-cell>
                  <text:p text:style-name="P4"><text:span text:style-name="T3">languages_id</text:span></text:p>
                </table:table-cell>
                <table:table-cell>
                  <text:p text:style-name="P4"><text:span text:style-name="T3">categories_id</text:span></text:p>
                </table:table-cell>
                <table:table-cell>
                  <text:p text:style-name="P1"><text:span text:style-name="T1">parts_name</text:span></text:p>
                </table:table-cell>
                <table:table-cell>
                  <text:p text:style-name="P1"><text:span text:style-name="T1">same_id</text:span></text:p>
                </table:table-cell>
              </table:table-row>
              <table:table-row table:style-name="ro3" table:default-cell-style-name="ce5"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father</text:span></text:p>
                </table:table-cell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1</text:span></text:p>
                </table:table-cell>
              </table:table-row>
              <table:table-row table:style-name="ro3" table:default-cell-style-name="ce5">
                <table:table-cell>
                  <text:p text:style-name="P1"><text:span text:style-name="T1">2</text:span></text:p>
                </table:table-cell>
                <table:table-cell>
                  <text:p text:style-name="P4"><text:span text:style-name="T3">отец</text:span></text:p>
                </table:table-cell>
                <table:table-cell>
                  <text:p text:style-name="P1"><text:span text:style-name="T1">2</text:span></text:p>
                </table:table-cell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1</text:span></text:p>
                </table:table-cell>
              </table:table-row>
              <table:table-row table:style-name="ro3" table:default-cell-style-name="ce5">
                <table:table-cell>
                  <text:p text:style-name="P1"><text:span text:style-name="T1">3</text:span></text:p>
                </table:table-cell>
                <table:table-cell>
                  <text:p text:style-name="P4"><text:span text:style-name="T3">батько</text:span></text:p>
                </table:table-cell>
                <table:table-cell>
                  <text:p text:style-name="P1"><text:span text:style-name="T1">3</text:span></text:p>
                </table:table-cell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1</text:span></text:p>
                </table:table-cell>
              </table:table-row>
              <table:table-row table:style-name="ro3" table:default-cell-style-name="ce5">
                <table:table-cell>
                  <text:p text:style-name="P1"><text:span text:style-name="T1">4</text:span></text:p>
                </table:table-cell>
                <table:table-cell>
                  <text:p text:style-name="P4"><text:span text:style-name="T3">вікно</text:span></text:p>
                </table:table-cell>
                <table:table-cell>
                  <text:p text:style-name="P1"><text:span text:style-name="T1">3</text:span></text:p>
                </table:table-cell>
                <table:table-cell>
                  <text:p text:style-name="P1"><text:span text:style-name="T1">2</text:span></text:p>
                </table:table-cell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2</text:span></text:p>
                </table:table-cell>
              </table:table-row>
              <table:table-row table:style-name="ro3" table:default-cell-style-name="ce5">
                <table:table-cell>
                  <text:p text:style-name="P1"><text:span text:style-name="T1">5</text:span></text:p>
                </table:table-cell>
                <table:table-cell>
                  <text:p text:style-name="P4"><text:span text:style-name="T3">окно</text:span></text:p>
                </table:table-cell>
                <table:table-cell>
                  <text:p text:style-name="P1"><text:span text:style-name="T1">2</text:span></text:p>
                </table:table-cell>
                <table:table-cell>
                  <text:p text:style-name="P1"><text:span text:style-name="T1">2</text:span></text:p>
                </table:table-cell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2</text:span></text:p>
                </table:table-cell>
              </table:table-row>
              <table:table-row table:style-name="ro3" table:default-cell-style-name="ce5">
                <table:table-cell>
                  <text:p text:style-name="P1"><text:span text:style-name="T1">6</text:span></text:p>
                </table:table-cell>
                <table:table-cell>
                  <text:p text:style-name="P4"><text:span text:style-name="T3">windov</text:span></text:p>
                </table:table-cell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2</text:span></text:p>
                </table:table-cell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2</text:span></text:p>
                </table:table-cell>
              </table:table-row>
              <table:table-row table:style-name="ro3" table:default-cell-style-name="ce5">
                <table:table-cell>
                  <text:p text:style-name="P1"><text:span text:style-name="T1">7</text:span></text:p>
                </table:table-cell>
                <table:table-cell>
                  <text:p text:style-name="P4"><text:span text:style-name="T3">cat</text:span></text:p>
                </table:table-cell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3</text:span></text:p>
                </table:table-cell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3</text:span></text:p>
                </table:table-cell>
              </table:table-row>
              <table:table-row table:style-name="ro3" table:default-cell-style-name="ce5">
                <table:table-cell>
                  <text:p text:style-name="P1"><text:span text:style-name="T1">8</text:span></text:p>
                </table:table-cell>
                <table:table-cell>
                  <text:p text:style-name="P4"><text:span text:style-name="T3">кот</text:span></text:p>
                </table:table-cell>
                <table:table-cell>
                  <text:p text:style-name="P1"><text:span text:style-name="T1">2</text:span></text:p>
                </table:table-cell>
                <table:table-cell>
                  <text:p text:style-name="P1"><text:span text:style-name="T1">3</text:span></text:p>
                </table:table-cell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3</text:span></text:p>
                </table:table-cell>
              </table:table-row>
              <table:table-row table:style-name="ro3" table:default-cell-style-name="ce5">
                <table:table-cell>
                  <text:p text:style-name="P1"><text:span text:style-name="T1">9</text:span></text:p>
                </table:table-cell>
                <table:table-cell>
                  <text:p text:style-name="P4"><text:span text:style-name="T3">кіт</text:span></text:p>
                </table:table-cell>
                <table:table-cell>
                  <text:p text:style-name="P1"><text:span text:style-name="T1">3</text:span></text:p>
                </table:table-cell>
                <table:table-cell>
                  <text:p text:style-name="P1"><text:span text:style-name="T1">3</text:span></text:p>
                </table:table-cell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3</text:span></text:p>
                </table:table-cell>
              </table:table-row>
            </table:table>
            <draw:image xlink:href="Pictures/TablePreview5.svm" xlink:type="simple" xlink:show="embed" xlink:actuate="onLoad"/>
          </draw:frame>
          <draw:frame draw:style-name="standard" draw:layer="layout" svg:width="7.614cm" svg:height="3.674cm" svg:x="-53.582cm" svg:y="-10.558cm">
            <table:table table:template-name="default" table:use-first-row-styles="true" table:use-banding-rows-styles="true">
              <table:table-column table:style-name="co12"/>
              <table:table-column table:style-name="co13"/>
              <table:table-column table:style-name="co13"/>
              <table:table-row table:style-name="ro4" table:default-cell-style-name="ce6">
                <table:table-cell table:style-name="ce5" table:number-columns-spanned="3">
                  <text:p text:style-name="P1"><text:span text:style-name="T1">Categories</text:span></text:p>
                </table:table-cell>
                <table:covered-table-cell/>
                <table:covered-table-cell/>
              </table:table-row>
              <table:table-row table:style-name="ro3" table:default-cell-style-name="ce5">
                <table:table-cell>
                  <text:p text:style-name="P1"><text:span text:style-name="T1">id</text:span></text:p>
                </table:table-cell>
                <table:table-cell>
                  <text:p text:style-name="P1"><text:span text:style-name="T1">Categories</text:span></text:p>
                </table:table-cell>
                <table:table-cell/>
              </table:table-row>
              <table:table-row table:style-name="ro3" table:default-cell-style-name="ce5"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family</text:span></text:p>
                </table:table-cell>
                <table:table-cell/>
              </table:table-row>
              <table:table-row table:style-name="ro3" table:default-cell-style-name="ce5">
                <table:table-cell>
                  <text:p text:style-name="P1"><text:span text:style-name="T1">2</text:span></text:p>
                </table:table-cell>
                <table:table-cell>
                  <text:p text:style-name="P1"><text:span text:style-name="T1">building </text:span></text:p>
                </table:table-cell>
                <table:table-cell/>
              </table:table-row>
              <table:table-row table:style-name="ro3" table:default-cell-style-name="ce5">
                <table:table-cell>
                  <text:p text:style-name="P1"><text:span text:style-name="T1">3</text:span></text:p>
                </table:table-cell>
                <table:table-cell>
                  <text:p text:style-name="P1"><text:span text:style-name="T1">animals</text:span></text:p>
                </table:table-cell>
                <table:table-cell/>
              </table:table-row>
            </table:table>
            <draw:image xlink:href="Pictures/TablePreview6.svm" xlink:type="simple" xlink:show="embed" xlink:actuate="onLoad"/>
          </draw:frame>
          <draw:frame draw:style-name="standard" draw:layer="layout" svg:width="1.61cm" svg:height="4.622cm" svg:x="-14.814cm" svg:y="-9.858cm">
            <table:table table:template-name="default" table:use-first-row-styles="true" table:use-banding-rows-styles="true">
              <table:table-column table:style-name="co14"/>
              <table:table-row table:style-name="ro3">
                <table:table-cell table:style-name="ce5">
                  <text:p text:style-name="P1"><text:span text:style-name="T1">Same</text:span></text:p>
                </table:table-cell>
              </table:table-row>
              <table:table-row table:style-name="ro1">
                <table:table-cell table:style-name="ce5">
                  <text:p text:style-name="P1"><text:span text:style-name="T1">id</text:span></text:p>
                </table:table-cell>
              </table:table-row>
              <table:table-row table:style-name="ro1">
                <table:table-cell table:style-name="ce5">
                  <text:p text:style-name="P1"><text:span text:style-name="T1">1</text:span></text:p>
                </table:table-cell>
              </table:table-row>
              <table:table-row table:style-name="ro3">
                <table:table-cell table:style-name="ce5">
                  <text:p text:style-name="P1"><text:span text:style-name="T1">2</text:span></text:p>
                </table:table-cell>
              </table:table-row>
              <table:table-row table:style-name="ro3">
                <table:table-cell table:style-name="ce5">
                  <text:p text:style-name="P1"><text:span text:style-name="T1">3</text:span></text:p>
                </table:table-cell>
              </table:table-row>
            </table:table>
            <draw:image xlink:href="Pictures/TablePreview7.svm" xlink:type="simple" xlink:show="embed" xlink:actuate="onLoad"/>
          </draw:frame>
          <draw:frame draw:style-name="standard" draw:layer="layout" svg:width="32.503cm" svg:height="3.463cm" svg:x="-49.274cm" svg:y="5.701cm">
            <table:table table:template-name="default" table:use-first-row-styles="true" table:use-banding-rows-styles="true">
              <table:table-column table:style-name="co15"/>
              <table:table-column table:style-name="co15"/>
              <table:table-column table:style-name="co16"/>
              <table:table-column table:style-name="co17"/>
              <table:table-column table:style-name="co18"/>
              <table:table-column table:style-name="co19"/>
              <table:table-column table:style-name="co20"/>
              <table:table-column table:style-name="co21"/>
              <table:table-row table:style-name="ro5" table:default-cell-style-name="ce4">
                <table:table-cell table:style-name="ce3" table:number-columns-spanned="8">
                  <text:p text:style-name="P1"><text:span text:style-name="T2">Binding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ro1" table:default-cell-style-name="ce3">
                <table:table-cell>
                  <text:p text:style-name="P1"><text:span text:style-name="T2">id</text:span></text:p>
                </table:table-cell>
                <table:table-cell>
                  <text:p text:style-name="P1"><text:span text:style-name="T2">user_id</text:span></text:p>
                </table:table-cell>
                <table:table-cell>
                  <text:p text:style-name="P1"><text:span text:style-name="T4">user</text:span>_<text:span text:style-name="T2">language_id</text:span></text:p>
                </table:table-cell>
                <table:table-cell>
                  <text:p text:style-name="P1"><text:span text:style-name="T2">worlds_languages_id</text:span></text:p>
                </table:table-cell>
                <table:table-cell>
                  <text:p text:style-name="P1"><text:span text:style-name="T2">worlds_categories_id</text:span></text:p>
                </table:table-cell>
                <table:table-cell>
                  <text:p text:style-name="P1"><text:span text:style-name="T2">worlds_same_id</text:span></text:p>
                </table:table-cell>
                <table:table-cell>
                  <text:p text:style-name="P1"><text:span text:style-name="T2">learned</text:span></text:p>
                </table:table-cell>
                <table:table-cell>
                  <text:p text:style-name="P1"><text:span text:style-name="T2">recall</text:span></text:p>
                </table:table-cell>
              </table:table-row>
              <table:table-row table:style-name="ro6" table:default-cell-style-name="ce8">
                <table:table-cell>
                  <text:p text:style-name="P1"><text:span text:style-name="T2">1</text:span></text:p>
                </table:table-cell>
                <table:table-cell>
                  <text:p text:style-name="P1"><text:span text:style-name="T2">1</text:span></text:p>
                </table:table-cell>
                <table:table-cell>
                  <text:p text:style-name="P1"><text:span text:style-name="T2">1</text:span></text:p>
                </table:table-cell>
                <table:table-cell>
                  <text:p text:style-name="P1"><text:span text:style-name="T2">3</text:span></text:p>
                </table:table-cell>
                <table:table-cell>
                  <text:p text:style-name="P1"><text:span text:style-name="T2">1</text:span></text:p>
                </table:table-cell>
                <table:table-cell>
                  <text:p text:style-name="P1"><text:span text:style-name="T2">1</text:span></text:p>
                </table:table-cell>
                <table:table-cell>
                  <text:p text:style-name="P1"><text:span text:style-name="T2">true</text:span></text:p>
                </table:table-cell>
                <table:table-cell>
                  <text:p text:style-name="P1"><text:span text:style-name="T2">30days</text:span></text:p>
                </table:table-cell>
              </table:table-row>
              <table:table-row table:style-name="ro7" table:default-cell-style-name="ce9">
                <table:table-cell>
                  <text:p text:style-name="P1"><text:span text:style-name="T2">2</text:span></text:p>
                </table:table-cell>
                <table:table-cell>
                  <text:p text:style-name="P1"><text:span text:style-name="T2">2</text:span></text:p>
                </table:table-cell>
                <table:table-cell>
                  <text:p text:style-name="P1"><text:span text:style-name="T2">2</text:span></text:p>
                </table:table-cell>
                <table:table-cell>
                  <text:p text:style-name="P1"><text:span text:style-name="T2">3</text:span></text:p>
                </table:table-cell>
                <table:table-cell>
                  <text:p text:style-name="P1"><text:span text:style-name="T2">3</text:span></text:p>
                </table:table-cell>
                <table:table-cell>
                  <text:p text:style-name="P1"><text:span text:style-name="T2">3</text:span></text:p>
                </table:table-cell>
                <table:table-cell>
                  <text:p text:style-name="P1"><text:span text:style-name="T2">45979</text:span></text:p>
                </table:table-cell>
                <table:table-cell>
                  <text:p text:style-name="P1"><text:span text:style-name="T2">user</text:span></text:p>
                </table:table-cell>
              </table:table-row>
            </table:table>
            <draw:image xlink:href="Pictures/TablePreview8.svm" xlink:type="simple" xlink:show="embed" xlink:actuate="onLoad"/>
          </draw:frame>
          <draw:line draw:style-name="gr2" draw:text-style-name="P2" draw:layer="layout" svg:x1="-27.228cm" svg:y1="8.238cm" svg:x2="-17.205cm" svg:y2="-7.582cm">
            <text:p/>
          </draw:line>
          <draw:line draw:style-name="gr2" draw:text-style-name="P2" draw:layer="layout" svg:x1="-31.035cm" svg:y1="8.34cm" svg:x2="-26.595cm" svg:y2="-7.737cm">
            <text:p/>
          </draw:line>
          <draw:line draw:style-name="gr2" draw:text-style-name="P2" draw:layer="layout" svg:x1="-36.271cm" svg:y1="1.306cm" svg:x2="-30.28cm" svg:y2="-8.444cm">
            <text:p/>
          </draw:line>
          <draw:line draw:style-name="gr2" draw:text-style-name="P2" draw:layer="layout" svg:x1="-36.059cm" svg:y1="8.543cm" svg:x2="-29.514cm" svg:y2="-6.719cm">
            <text:p/>
          </draw:line>
          <draw:line draw:style-name="gr2" draw:text-style-name="P2" draw:layer="layout" svg:x1="-35.907cm" svg:y1="0.829cm" svg:x2="-41.286cm" svg:y2="8.188cm">
            <text:p/>
          </draw:line>
          <draw:line draw:style-name="gr3" draw:text-style-name="P2" draw:layer="layout" svg:x1="-33.772cm" svg:y1="1.719cm" svg:x2="-41.273cm" svg:y2="9.173cm">
            <text:p/>
          </draw:line>
          <draw:line draw:style-name="gr3" draw:text-style-name="P2" draw:layer="layout" svg:x1="-27.815cm" svg:y1="9.133cm" svg:x2="-17.637cm" svg:y2="-3.98cm">
            <text:p/>
          </draw:line>
          <draw:line draw:style-name="gr3" draw:text-style-name="P2" draw:layer="layout" svg:x1="-37.191cm" svg:y1="8.984cm" svg:x2="-28.774cm" svg:y2="-2.395cm">
            <text:p/>
          </draw:line>
          <draw:line draw:style-name="gr3" draw:text-style-name="P2" draw:layer="layout" svg:x1="-32.135cm" svg:y1="9.163cm" svg:x2="-24.958cm" svg:y2="-3.829cm">
            <text:p/>
          </draw:line>
          <draw:line draw:style-name="gr3" draw:text-style-name="P2" draw:layer="layout" svg:x1="-34.113cm" svg:y1="2.106cm" svg:x2="-30.063cm" svg:y2="-3.254cm">
            <text:p/>
          </draw:line>
          <draw:frame draw:style-name="gr1" draw:text-style-name="P3" draw:layer="layout" svg:width="11.638cm" svg:height="3.806cm" svg:x="-11.915cm" svg:y="-9.756cm">
            <draw:text-box>
              <text:p>1 User has one languge</text:p>
              <text:p>2 languuge has many categories</text:p>
              <text:p>3 categories has many words</text:p>
              <text:p>4 words has one same</text:p>
              <text:p/>
            </draw:text-box>
          </draw:frame>
          <draw:frame draw:style-name="standard" draw:layer="layout" svg:width="4.517cm" svg:height="3.676cm" svg:x="-42.737cm" svg:y="-10.615cm">
            <table:table table:template-name="default" table:use-first-row-styles="true" table:use-banding-rows-styles="true">
              <table:table-column table:style-name="co12"/>
              <table:table-column table:style-name="co22"/>
              <table:table-row table:style-name="ro3">
                <table:table-cell table:style-name="ce5" table:number-columns-spanned="2">
                  <text:p text:style-name="P1"><text:span text:style-name="T1">Parts</text:span></text:p>
                </table:table-cell>
                <table:covered-table-cell table:style-name="ce6"/>
              </table:table-row>
              <table:table-row table:style-name="ro3" table:default-cell-style-name="ce5">
                <table:table-cell>
                  <text:p text:style-name="P1"><text:span text:style-name="T1">id</text:span></text:p>
                </table:table-cell>
                <table:table-cell>
                  <text:p text:style-name="P1"><text:span text:style-name="T1">name</text:span></text:p>
                </table:table-cell>
              </table:table-row>
              <table:table-row table:style-name="ro3" table:default-cell-style-name="ce5">
                <table:table-cell>
                  <text:p text:style-name="P1"><text:span text:style-name="T1">1</text:span></text:p>
                </table:table-cell>
                <table:table-cell>
                  <text:p text:style-name="P1"><text:span text:style-name="T1">verb</text:span></text:p>
                </table:table-cell>
              </table:table-row>
              <table:table-row table:style-name="ro3" table:default-cell-style-name="ce5">
                <table:table-cell>
                  <text:p text:style-name="P1"><text:span text:style-name="T1">2</text:span></text:p>
                </table:table-cell>
                <table:table-cell>
                  <text:p text:style-name="P1"><text:span text:style-name="T1">noun </text:span></text:p>
                </table:table-cell>
              </table:table-row>
              <table:table-row table:style-name="ro7" table:default-cell-style-name="ce5">
                <table:table-cell>
                  <text:p text:style-name="P1"><text:span text:style-name="T1">3</text:span></text:p>
                </table:table-cell>
                <table:table-cell>
                  <text:p text:style-name="P1"><text:span text:style-name="T1">adverb</text:span></text:p>
                </table:table-cell>
              </table:table-row>
            </table:table>
            <draw:image xlink:href="Pictures/TablePreview9.svm" xlink:type="simple" xlink:show="embed" xlink:actuate="onLoad"/>
          </draw:frame>
        </draw:g>
        <draw:frame draw:style-name="gr4" draw:text-style-name="P3" draw:layer="layout" svg:width="30.879cm" svg:height="16.266cm" svg:x="2.036cm" svg:y="28.103cm">
          <draw:text-box>
            <text:p text:style-name="P2"><text:span text:style-name="T5">Вимоги до проекту</text:span></text:p>
            <text:p>1. Мета додатку створити зручний інструмент для </text:p>
            <text:p>вивчення іноземних мов.</text:p>
            <text:p>2. Основа - Google Cloud Translation API.</text:p>
            <text:p>3. Можливість реєстрації нових користувачів.</text:p>
            <text:p>4. Кожен користувач може вибрати мову для перекладу.</text:p>
            <text:p>5. По кожному слову можливість вибору одної або декількох галузей застосування.</text:p>
            <text:p>6. Слово, яке користувач запитує та переклад зберігається в базі даних.</text:p>
            <text:p>7. Система не повинна дозволяти дублювати слова та переклади.</text:p>
            <text:p>8. Коритсувач повинен бачити всі слова які запитував раніше.</text:p>
            <text:p>9. Якщо коритувач запам'ятав слово то має бути можливість поставити мітку і система не виводить його деякий час, що задається кожним користувачем окремо.</text:p>
            <text:p>10. Після проходження деякого часу система повинна видати всі запитувані <text:s/>слова користувачеві для перевірки його знань.</text:p>
            <text:p>11. Переклади слів, що були позначені як запам'ятовані, при їх видачі не повинні показуватись відразу, повинен бути реалізованих функціонал для їх відображення при натисненні певної кнопки.</text:p>
            <text:p>12. Для кожного перекладу виводити аудіовимову.</text:p>
            <text:p>13. Можливість голосового пошуку та керування словниками.</text:p>
            <text:p>14. Реалізувати багатомовний інтерфейс такими мовами: українська, російська, англійська.</text:p>
            <text:p/>
            <text:p>**Пункти 12 та 13 не є обов'язковими і виконуються як над задача.</text:p>
            <text:p/>
          </draw:text-box>
        </draw:frame>
        <draw:frame draw:style-name="standard" draw:layer="layout" svg:width="5.993cm" svg:height="7.252cm" svg:x="19.197cm" svg:y="2.538cm">
          <table:table table:template-name="default" table:use-first-row-styles="true" table:use-banding-rows-styles="true">
            <table:table-column table:style-name="co23"/>
            <table:table-row table:style-name="ro1">
              <table:table-cell table:style-name="ce1">
                <text:p text:style-name="P1"><text:span text:style-name="T1">Collect</text:span></text:p>
                <text:p text:style-name="P1"><text:span text:style-name="T1">(model)</text:span></text:p>
              </table:table-cell>
            </table:table-row>
            <table:table-row table:style-name="ro1">
              <table:table-cell table:style-name="ce1">
                <text:p text:style-name="P1"><text:span text:style-name="T1">id</text:span></text:p>
              </table:table-cell>
            </table:table-row>
            <table:table-row table:style-name="ro1">
              <table:table-cell table:style-name="ce1">
                <text:p text:style-name="P1"><text:span text:style-name="T1">t.boolean :learned</text:span></text:p>
              </table:table-cell>
            </table:table-row>
            <table:table-row table:style-name="ro1">
              <table:table-cell table:style-name="ce1">
                <text:p text:style-name="P1"><text:span text:style-name="T1">t.integer :frequency</text:span></text:p>
              </table:table-cell>
            </table:table-row>
            <table:table-row table:style-name="ro1">
              <table:table-cell table:style-name="ce1">
                <text:p text:style-name="P1"><text:span text:style-name="T1">t.string :translation_id</text:span></text:p>
              </table:table-cell>
            </table:table-row>
            <table:table-row table:style-name="ro2">
              <table:table-cell table:style-name="ce1">
                <text:p text:style-name="P1"><text:span text:style-name="T1">t.integer <text:s/>:user_id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6.029cm" svg:height="2.417cm" svg:x="43.146cm" svg:y="3.67cm">
          <table:table table:template-name="default" table:use-first-row-styles="true" table:use-banding-rows-styles="true">
            <table:table-column table:style-name="co24"/>
            <table:table-row table:style-name="ro1">
              <table:table-cell table:style-name="ce1">
                <text:p text:style-name="P1"><text:span text:style-name="T1">Translation</text:span></text:p>
                <text:p text:style-name="P1"><text:span text:style-name="T1">(model)</text:span></text:p>
              </table:table-cell>
            </table:table-row>
            <table:table-row table:style-name="ro1">
              <table:table-cell table:style-name="ce1">
                <text:p text:style-name="P1"><text:span text:style-name="T1">id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7.607cm" svg:height="18.144cm" svg:x="3.178cm" svg:y="1.296cm">
          <table:table table:template-name="default" table:use-first-row-styles="true" table:use-banding-rows-styles="true">
            <table:table-column table:style-name="co25"/>
            <table:table-row table:style-name="ro1">
              <table:table-cell table:style-name="ce5">
                <text:p text:style-name="P1"><text:span text:style-name="T1">User</text:span></text:p>
                <text:p text:style-name="P1"><text:span text:style-name="T1">(model)</text:span></text:p>
              </table:table-cell>
            </table:table-row>
            <table:table-row table:style-name="ro1">
              <table:table-cell table:style-name="ce5">
                <text:p text:style-name="P1"><text:span text:style-name="T1">id</text:span></text:p>
              </table:table-cell>
            </table:table-row>
            <table:table-row table:style-name="ro1">
              <table:table-cell table:style-name="ce5">
                <text:p text:style-name="P1"><text:span text:style-name="T1">t.string :email</text:span></text:p>
              </table:table-cell>
            </table:table-row>
            <table:table-row table:style-name="ro1">
              <table:table-cell table:style-name="ce10">
                <text:p text:style-name="P4"><text:span text:style-name="T3">t.string :encrypted_password</text:span></text:p>
              </table:table-cell>
            </table:table-row>
            <table:table-row table:style-name="ro1">
              <table:table-cell table:style-name="ce10">
                <text:p text:style-name="P4"><text:span text:style-name="T3">t.string :reset_password_token</text:span></text:p>
              </table:table-cell>
            </table:table-row>
            <table:table-row table:style-name="ro8">
              <table:table-cell table:style-name="ce10">
                <text:p text:style-name="P4"><text:span text:style-name="T3">t.datetime :reset_password_sent_at</text:span></text:p>
              </table:table-cell>
            </table:table-row>
            <table:table-row table:style-name="ro8">
              <table:table-cell table:style-name="ce10">
                <text:p text:style-name="P4"><text:span text:style-name="T3">t.datetime :remember_created_at</text:span></text:p>
              </table:table-cell>
            </table:table-row>
            <table:table-row table:style-name="ro8">
              <table:table-cell table:style-name="ce10">
                <text:p text:style-name="P4"><text:span text:style-name="T3">t.integer :sign_in_count </text:span></text:p>
              </table:table-cell>
            </table:table-row>
            <table:table-row table:style-name="ro8">
              <table:table-cell table:style-name="ce10">
                <text:p text:style-name="P4"><text:span text:style-name="T3">t.datetime :current_sign_in_at</text:span></text:p>
              </table:table-cell>
            </table:table-row>
            <table:table-row table:style-name="ro8">
              <table:table-cell table:style-name="ce10">
                <text:p text:style-name="P4"><text:span text:style-name="T3">t.datetime :last_sign_in_at</text:span></text:p>
              </table:table-cell>
            </table:table-row>
            <table:table-row table:style-name="ro8">
              <table:table-cell table:style-name="ce10">
                <text:p text:style-name="P4"><text:span text:style-name="T3">t.inet :current_sign_in_ip</text:span></text:p>
              </table:table-cell>
            </table:table-row>
            <table:table-row table:style-name="ro8">
              <table:table-cell table:style-name="ce10">
                <text:p text:style-name="P4"><text:span text:style-name="T3">t.inet :last_sign_in_ip</text:span></text:p>
              </table:table-cell>
            </table:table-row>
            <table:table-row table:style-name="ro8">
              <table:table-cell table:style-name="ce10">
                <text:p text:style-name="P4"><text:span text:style-name="T3">t.integer :lang_id</text:span></text:p>
              </table:table-cell>
            </table:table-row>
            <table:table-row table:style-name="ro8">
              <table:table-cell table:style-name="ce10">
                <text:p text:style-name="P4"><text:span text:style-name="T3">t.string :translate_to</text:span></text:p>
              </table:table-cell>
            </table:table-row>
            <table:table-row table:style-name="ro8">
              <table:table-cell table:style-name="ce10">
                <text:p text:style-name="P4"><text:span text:style-name="T3">t.integer :category_id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5.936cm" svg:height="4.836cm" svg:x="43.886cm" svg:y="19.991cm">
          <table:table table:template-name="default" table:use-first-row-styles="true" table:use-banding-rows-styles="true">
            <table:table-column table:style-name="co26"/>
            <table:table-row table:style-name="ro1">
              <table:table-cell table:style-name="ce1">
                <text:p text:style-name="P1"><text:span text:style-name="T1">Word</text:span></text:p>
                <text:p text:style-name="P1"><text:span text:style-name="T1">(model)</text:span></text:p>
              </table:table-cell>
            </table:table-row>
            <table:table-row table:style-name="ro1">
              <table:table-cell table:style-name="ce2">
                <text:p text:style-name="P2"><text:span text:style-name="T1">id</text:span></text:p>
              </table:table-cell>
            </table:table-row>
            <table:table-row table:style-name="ro1">
              <table:table-cell table:style-name="ce1">
                <text:p text:style-name="P1"><text:span text:style-name="T1">t.string <text:s/>:name</text:span></text:p>
              </table:table-cell>
            </table:table-row>
            <table:table-row table:style-name="ro8">
              <table:table-cell table:style-name="ce1">
                <text:p text:style-name="P1"><text:span text:style-name="T1">t.integer :lang_id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6.029cm" svg:height="4.837cm" svg:x="29.951cm" svg:y="17.402cm">
          <table:table table:template-name="default" table:use-first-row-styles="true" table:use-banding-rows-styles="true">
            <table:table-column table:style-name="co24"/>
            <table:table-row table:style-name="ro1">
              <table:table-cell table:style-name="ce1">
                <text:p text:style-name="P1"><text:span text:style-name="T1">categories_words</text:span></text:p>
                <text:p text:style-name="P1"><text:span text:style-name="T1">(join tablel)</text:span></text:p>
              </table:table-cell>
            </table:table-row>
            <table:table-row table:style-name="ro1">
              <table:table-cell table:style-name="ce1">
                <text:p text:style-name="P1"><text:span text:style-name="T1">id</text:span></text:p>
              </table:table-cell>
            </table:table-row>
            <table:table-row table:style-name="ro8">
              <table:table-cell table:style-name="ce1">
                <text:p text:style-name="P1"><text:span text:style-name="T1">t.integer :category_id</text:span></text:p>
              </table:table-cell>
            </table:table-row>
            <table:table-row table:style-name="ro8">
              <table:table-cell table:style-name="ce1">
                <text:p text:style-name="P1"><text:span text:style-name="T1">t.integer :word_id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6.029cm" svg:height="4.837cm" svg:x="39.363cm" svg:y="11.001cm">
          <table:table table:template-name="default" table:use-first-row-styles="true" table:use-banding-rows-styles="true">
            <table:table-column table:style-name="co24"/>
            <table:table-row table:style-name="ro1">
              <table:table-cell table:style-name="ce1">
                <text:p text:style-name="P1"><text:span text:style-name="T1">translations_words</text:span></text:p>
                <text:p text:style-name="P1"><text:span text:style-name="T1">(join tablel)</text:span></text:p>
              </table:table-cell>
            </table:table-row>
            <table:table-row table:style-name="ro1">
              <table:table-cell table:style-name="ce1">
                <text:p text:style-name="P1"><text:span text:style-name="T1">id</text:span></text:p>
              </table:table-cell>
            </table:table-row>
            <table:table-row table:style-name="ro8">
              <table:table-cell table:style-name="ce1">
                <text:p text:style-name="P1"><text:span text:style-name="T1">t.integer :translation_id</text:span></text:p>
              </table:table-cell>
            </table:table-row>
            <table:table-row table:style-name="ro8">
              <table:table-cell table:style-name="ce1">
                <text:p text:style-name="P1"><text:span text:style-name="T1">t.integer :word_id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6.031cm" svg:height="4.839cm" svg:x="29.789cm" svg:y="6.445cm">
          <table:table table:template-name="default" table:use-first-row-styles="true" table:use-banding-rows-styles="true">
            <table:table-column table:style-name="co27"/>
            <table:table-row table:style-name="ro1">
              <table:table-cell table:style-name="ce1">
                <text:p text:style-name="P1"><text:span text:style-name="T1">translations_words</text:span></text:p>
                <text:p text:style-name="P1"><text:span text:style-name="T1">(join tablel)</text:span></text:p>
              </table:table-cell>
            </table:table-row>
            <table:table-row table:style-name="ro1">
              <table:table-cell table:style-name="ce1">
                <text:p text:style-name="P1"><text:span text:style-name="T1">id</text:span></text:p>
              </table:table-cell>
            </table:table-row>
            <table:table-row table:style-name="ro8">
              <table:table-cell table:style-name="ce1">
                <text:p text:style-name="P1"><text:span text:style-name="T1">t.integer :translation_id</text:span></text:p>
              </table:table-cell>
            </table:table-row>
            <table:table-row table:style-name="ro9">
              <table:table-cell table:style-name="ce1">
                <text:p text:style-name="P1"><text:span text:style-name="T1">t.integer :collect_id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style-name="gr5" draw:text-style-name="P5" draw:layer="layout" svg:width="7.313cm" svg:height="5.945cm" svg:x="29.447cm" svg:y="16.8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313cm" svg:height="5.945cm" svg:x="38.805cm" svg:y="10.5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313cm" svg:height="5.945cm" svg:x="29.256cm" svg:y="6.005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0.777cm" svg:y1="5.611cm" svg:x2="19.245cm" svg:y2="5.611cm">
          <text:p/>
        </draw:line>
        <draw:line draw:style-name="gr6" draw:text-style-name="P5" draw:layer="layout" svg:x1="18.386cm" svg:y1="5.612cm" svg:x2="19.209cm" svg:y2="6.206cm">
          <text:p/>
        </draw:line>
        <draw:line draw:style-name="gr6" draw:text-style-name="P5" draw:layer="layout" svg:x1="18.393cm" svg:y1="5.612cm" svg:x2="19.23cm" svg:y2="5.176cm">
          <text:p/>
        </draw:line>
        <draw:g>
          <draw:line draw:style-name="gr6" draw:text-style-name="P5" draw:layer="layout" svg:x1="33.456cm" svg:y1="24.029cm" svg:x2="24.988cm" svg:y2="24.029cm">
            <text:p/>
          </draw:line>
          <draw:line draw:style-name="gr6" draw:text-style-name="P5" draw:layer="layout" svg:x1="25.847cm" svg:y1="24.028cm" svg:x2="25.024cm" svg:y2="23.434cm">
            <text:p/>
          </draw:line>
          <draw:line draw:style-name="gr6" draw:text-style-name="P5" draw:layer="layout" svg:x1="25.84cm" svg:y1="24.028cm" svg:x2="25.003cm" svg:y2="24.464cm">
            <text:p/>
          </draw:line>
        </draw:g>
        <draw:g>
          <draw:line draw:style-name="gr6" draw:text-style-name="P5" draw:layer="layout" svg:x1="15.98cm" svg:y1="17.708cm" svg:x2="10.686cm" svg:y2="17.708cm">
            <text:p/>
          </draw:line>
          <draw:line draw:style-name="gr6" draw:text-style-name="P5" draw:layer="layout" svg:x1="11.545cm" svg:y1="17.707cm" svg:x2="10.722cm" svg:y2="17.113cm">
            <text:p/>
          </draw:line>
          <draw:line draw:style-name="gr6" draw:text-style-name="P5" draw:layer="layout" svg:x1="11.538cm" svg:y1="17.707cm" svg:x2="10.701cm" svg:y2="18.143cm">
            <text:p/>
          </draw:line>
        </draw:g>
        <draw:line draw:style-name="gr6" draw:text-style-name="P5" draw:layer="layout" svg:x1="16.017cm" svg:y1="17.679cm" svg:x2="16.017cm" svg:y2="23.261cm">
          <text:p/>
        </draw:line>
        <draw:line draw:style-name="gr6" draw:text-style-name="P5" draw:layer="layout" svg:x1="16.017cm" svg:y1="23.276cm" svg:x2="19.152cm" svg:y2="23.276cm">
          <text:p/>
        </draw:line>
        <draw:g>
          <draw:line draw:style-name="gr6" draw:text-style-name="P5" draw:layer="layout" svg:x1="33.425cm" svg:y1="24.029cm" svg:x2="43.915cm" svg:y2="24.029cm">
            <text:p/>
          </draw:line>
          <draw:line draw:style-name="gr6" draw:text-style-name="P5" draw:layer="layout" svg:x1="43.056cm" svg:y1="24.03cm" svg:x2="43.879cm" svg:y2="24.624cm">
            <text:p/>
          </draw:line>
          <draw:line draw:style-name="gr6" draw:text-style-name="P5" draw:layer="layout" svg:x1="43.063cm" svg:y1="24.03cm" svg:x2="43.9cm" svg:y2="23.594cm">
            <text:p/>
          </draw:line>
        </draw:g>
        <draw:line draw:style-name="gr6" draw:text-style-name="P5" draw:layer="layout" svg:x1="32.688cm" svg:y1="22.807cm" svg:x2="32.688cm" svg:y2="23.995cm">
          <text:p/>
        </draw:line>
        <draw:g>
          <draw:line draw:style-name="gr6" draw:text-style-name="P5" draw:layer="layout" svg:x1="33.673cm" svg:y1="4.9cm" svg:x2="25.205cm" svg:y2="4.9cm">
            <text:p/>
          </draw:line>
          <draw:line draw:style-name="gr6" draw:text-style-name="P5" draw:layer="layout" svg:x1="26.064cm" svg:y1="4.899cm" svg:x2="25.241cm" svg:y2="4.305cm">
            <text:p/>
          </draw:line>
          <draw:line draw:style-name="gr6" draw:text-style-name="P5" draw:layer="layout" svg:x1="26.057cm" svg:y1="4.899cm" svg:x2="25.22cm" svg:y2="5.335cm">
            <text:p/>
          </draw:line>
        </draw:g>
        <draw:g>
          <draw:line draw:style-name="gr6" draw:text-style-name="P5" draw:layer="layout" svg:x1="32.742cm" svg:y1="4.9cm" svg:x2="43.232cm" svg:y2="4.9cm">
            <text:p/>
          </draw:line>
          <draw:line draw:style-name="gr6" draw:text-style-name="P5" draw:layer="layout" svg:x1="42.373cm" svg:y1="4.901cm" svg:x2="43.196cm" svg:y2="5.495cm">
            <text:p/>
          </draw:line>
          <draw:line draw:style-name="gr6" draw:text-style-name="P5" draw:layer="layout" svg:x1="42.38cm" svg:y1="4.901cm" svg:x2="43.217cm" svg:y2="4.465cm">
            <text:p/>
          </draw:line>
        </draw:g>
        <draw:g>
          <draw:line draw:style-name="gr6" draw:text-style-name="P5" draw:layer="layout" svg:x1="47.466cm" svg:y1="14.532cm" svg:x2="47.466cm" svg:y2="6.064cm">
            <text:p/>
          </draw:line>
          <draw:line draw:style-name="gr6" draw:text-style-name="P5" draw:layer="layout" svg:x1="47.467cm" svg:y1="6.923cm" svg:x2="48.061cm" svg:y2="6.1cm">
            <text:p/>
          </draw:line>
          <draw:line draw:style-name="gr6" draw:text-style-name="P5" draw:layer="layout" svg:x1="47.467cm" svg:y1="6.916cm" svg:x2="47.031cm" svg:y2="6.079cm">
            <text:p/>
          </draw:line>
        </draw:g>
        <draw:g>
          <draw:line draw:style-name="gr6" draw:text-style-name="P5" draw:layer="layout" svg:x1="47.466cm" svg:y1="9.501cm" svg:x2="47.466cm" svg:y2="19.991cm">
            <text:p/>
          </draw:line>
          <draw:line draw:style-name="gr6" draw:text-style-name="P5" draw:layer="layout" svg:x1="47.465cm" svg:y1="19.132cm" svg:x2="46.871cm" svg:y2="19.955cm">
            <text:p/>
          </draw:line>
          <draw:line draw:style-name="gr6" draw:text-style-name="P5" draw:layer="layout" svg:x1="47.465cm" svg:y1="19.139cm" svg:x2="47.901cm" svg:y2="19.976cm">
            <text:p/>
          </draw:line>
        </draw:g>
        <draw:line draw:style-name="gr6" draw:text-style-name="P5" draw:layer="layout" svg:x1="46.124cm" svg:y1="13.556cm" svg:x2="47.497cm" svg:y2="13.556cm">
          <text:p/>
        </draw:line>
        <draw:line draw:style-name="gr6" draw:text-style-name="P5" draw:layer="layout" svg:x1="32.982cm" svg:y1="4.849cm" svg:x2="32.982cm" svg:y2="6.012cm">
          <text:p/>
        </draw:line>
        <draw:g>
          <draw:line draw:style-name="gr6" draw:text-style-name="P5" draw:layer="layout" svg:x1="46.366cm" svg:y1="26.454cm" svg:x2="46.366cm" svg:y2="24.78cm">
            <text:p/>
          </draw:line>
          <draw:line draw:style-name="gr6" draw:text-style-name="P5" draw:layer="layout" svg:x1="46.367cm" svg:y1="25.639cm" svg:x2="46.961cm" svg:y2="24.816cm">
            <text:p/>
          </draw:line>
          <draw:line draw:style-name="gr6" draw:text-style-name="P5" draw:layer="layout" svg:x1="46.367cm" svg:y1="25.632cm" svg:x2="45.931cm" svg:y2="24.795cm">
            <text:p/>
          </draw:line>
          <draw:line draw:style-name="gr6" draw:text-style-name="P5" draw:layer="layout" svg:x1="46.364cm" svg:y1="26.41cm" svg:x2="8.476cm" svg:y2="26.689cm">
            <text:p/>
          </draw:line>
        </draw:g>
        <draw:g>
          <draw:line draw:style-name="gr6" draw:text-style-name="P5" draw:layer="layout" svg:x1="5.468cm" svg:y1="22.152cm" svg:x2="5.468cm" svg:y2="19.43cm">
            <text:p/>
          </draw:line>
          <draw:line draw:style-name="gr6" draw:text-style-name="P5" draw:layer="layout" svg:x1="5.469cm" svg:y1="20.289cm" svg:x2="6.063cm" svg:y2="19.466cm">
            <text:p/>
          </draw:line>
          <draw:line draw:style-name="gr6" draw:text-style-name="P5" draw:layer="layout" svg:x1="5.469cm" svg:y1="20.282cm" svg:x2="5.033cm" svg:y2="19.445cm">
            <text:p/>
          </draw:line>
        </draw:g>
        <draw:path draw:style-name="gr7" draw:text-style-name="P5" draw:layer="layout" svg:width="13.527cm" svg:height="5.698cm" draw:transform="skewX (0.00663225115757845) rotate (-0.0120427718387613) translate (10.769535113695cm 15.240236300148cm)" svg:viewBox="0 0 13528 5699" svg:d="M0 725c11073-3147 13528 4974 13528 4974">
          <text:p/>
        </draw:path>
        <draw:path draw:style-name="gr7" draw:text-style-name="P5" draw:layer="layout" svg:width="18.389cm" svg:height="1.235cm" draw:transform="skewX (0.198793001802154) rotate (3.13530946828261) translate (43.6216910268568cm 23.7869775576122cm)" svg:viewBox="0 0 18390 1236" svg:d="M18390 157c-15057-682-18390 1079-18390 1079">
          <text:p/>
        </draw:path>
        <draw:path draw:style-name="gr7" draw:text-style-name="P5" draw:layer="layout" svg:width="14.113cm" svg:height="1.224cm" draw:transform="skewX (-0.0687659725285766) rotate (1.60657557646078) translate (46.2711237276277cm 20.1875884896669cm)" svg:viewBox="0 0 14114 1225" svg:d="M0 157c11556-679 14114 1068 14114 1068">
          <text:p/>
        </draw:path>
        <draw:path draw:style-name="gr7" draw:text-style-name="P5" draw:layer="layout" svg:width="14.113cm" svg:height="1.22cm" draw:transform="skewX (-0.0691150383789754) rotate (-1.53536614297941) translate (49.0016045820309cm 5.96423016264177cm)" svg:viewBox="0 0 14114 1221" svg:d="M0 159c11556-684 14114 1062 14114 1062">
          <text:p/>
        </draw:path>
        <draw:custom-shape draw:style-name="gr8" draw:text-style-name="P5" draw:layer="layout" svg:width="1.23cm" svg:height="1.19cm" svg:x="15.677cm" svg:y="13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23cm" svg:height="1.19cm" svg:x="27.921cm" svg:y="2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23cm" svg:height="1.19cm" svg:x="44.818cm" svg:y="1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23cm" svg:height="1.19cm" svg:x="49.285cm" svg:y="8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1.266cm" svg:height="0.962cm" svg:x="15.943cm" svg:y="13.933cm">
          <draw:text-box>
            <text:p>1</text:p>
          </draw:text-box>
        </draw:frame>
        <draw:frame draw:style-name="gr9" draw:text-style-name="P3" draw:layer="layout" svg:width="1.266cm" svg:height="0.962cm" svg:x="28.15cm" svg:y="22.344cm">
          <draw:text-box>
            <text:p>2</text:p>
          </draw:text-box>
        </draw:frame>
        <draw:frame draw:style-name="gr10" draw:text-style-name="P3" draw:layer="layout" svg:width="1.065cm" svg:height="0.997cm" svg:x="44.96cm" svg:y="17.24cm">
          <draw:text-box>
            <text:p>3</text:p>
          </draw:text-box>
        </draw:frame>
        <draw:frame draw:style-name="gr10" draw:text-style-name="P3" draw:layer="layout" svg:width="1.065cm" svg:height="0.997cm" svg:x="49.501cm" svg:y="8.83cm">
          <draw:text-box>
            <text:p>4</text:p>
          </draw:text-box>
        </draw:frame>
        <draw:frame draw:style-name="gr11" draw:text-style-name="P6" draw:layer="layout" svg:width="25.06cm" svg:height="8.784cm" svg:x="55.573cm" svg:y="29.306cm">
          <draw:text-box>
            <text:p>def search_results</text:p>
            <text:p><text:s text:c="6"/>@user ||= User.find(current_user.id)</text:p>
            <text:p><text:s text:c="6"/>@user_category ||= @user.category</text:p>
            <text:p><text:s text:c="6"/>@user_category_word ||= @user_category.words.find_by(name: ‘father’)</text:p>
            <text:p><text:s text:c="6"/>@translation_id ||= @user_category_word.translations.first</text:p>
            <text:p><text:s text:c="6"/>@search_results ||= @translation_id.words.where(lang_id: @user.translate_to).first</text:p>
            <text:p>end</text:p>
          </draw:text-box>
        </draw:frame>
        <draw:custom-shape draw:style-name="gr8" draw:text-style-name="P5" draw:layer="layout" svg:width="1.23cm" svg:height="1.19cm" svg:x="53.518cm" svg:y="3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1.266cm" svg:height="0.962cm" svg:x="53.784cm" svg:y="30.303cm">
          <draw:text-box>
            <text:p>1</text:p>
          </draw:text-box>
        </draw:frame>
        <draw:custom-shape draw:style-name="gr8" draw:text-style-name="P5" draw:layer="layout" svg:width="1.23cm" svg:height="1.19cm" svg:x="53.526cm" svg:y="31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1.266cm" svg:height="0.962cm" svg:x="53.755cm" svg:y="31.69cm">
          <draw:text-box>
            <text:p>2</text:p>
          </draw:text-box>
        </draw:frame>
        <draw:custom-shape draw:style-name="gr8" draw:text-style-name="P5" draw:layer="layout" svg:width="1.23cm" svg:height="1.19cm" svg:x="53.611cm" svg:y="32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1.065cm" svg:height="0.997cm" svg:x="53.753cm" svg:y="32.913cm">
          <draw:text-box>
            <text:p>3</text:p>
          </draw:text-box>
        </draw:frame>
        <draw:custom-shape draw:style-name="gr8" draw:text-style-name="P5" draw:layer="layout" svg:width="1.23cm" svg:height="1.19cm" svg:x="53.603cm" svg:y="34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1.065cm" svg:height="0.997cm" svg:x="53.819cm" svg:y="34.208cm">
          <draw:text-box>
            <text:p>4</text:p>
          </draw:text-box>
        </draw:frame>
        <draw:line draw:style-name="gr12" draw:text-style-name="P2" draw:layer="layout" svg:x1="57.033cm" svg:y1="31.291cm" svg:x2="54.683cm" svg:y2="30.998cm">
          <text:p/>
        </draw:line>
        <draw:line draw:style-name="gr12" draw:text-style-name="P2" draw:layer="layout" svg:x1="57.033cm" svg:y1="31.938cm" svg:x2="54.771cm" svg:y2="32.408cm">
          <text:p/>
        </draw:line>
        <draw:line draw:style-name="gr12" draw:text-style-name="P2" draw:layer="layout" svg:x1="57.007cm" svg:y1="32.699cm" svg:x2="54.767cm" svg:y2="33.256cm">
          <text:p/>
        </draw:line>
        <draw:line draw:style-name="gr12" draw:text-style-name="P2" draw:layer="layout" svg:x1="57.004cm" svg:y1="33.377cm" svg:x2="54.696cm" svg:y2="34.358cm">
          <text:p/>
        </draw:line>
        <draw:frame draw:style-name="gr13" draw:text-style-name="P6" draw:layer="layout" svg:width="16.687cm" svg:height="2.384cm" svg:x="35.536cm" svg:y="28.072cm">
          <draw:text-box>
            <text:p><text:s/>=&gt; #&lt;User id: 1, email: "_slavka@bigmir.net", lang_id: 2, translate_to: "1", category_id: 1, created_at: "2018-04-09 23:36:46", updated_at: "2018-04-10 21:54:53"&gt;</text:p>
          </draw:text-box>
        </draw:frame>
        <draw:frame draw:style-name="gr14" draw:text-style-name="P6" draw:layer="layout" svg:width="16.255cm" svg:height="1.673cm" svg:x="35.723cm" svg:y="31.254cm">
          <draw:text-box>
            <text:p>=&gt; #&lt;Category id: 1, name: "Family", created_at: "2018-04-09 23:36:46", updated_at: "2018-04-09 23:36:46"&gt; </text:p>
          </draw:text-box>
        </draw:frame>
        <draw:frame draw:style-name="gr13" draw:text-style-name="P6" draw:layer="layout" svg:width="15.991cm" svg:height="2.384cm" svg:x="35.729cm" svg:y="33.543cm">
          <draw:text-box>
            <text:p>=&gt; #&lt;Word id: 1, name: "father", lang_id: 2, created_at: "2018-04-09 23:36:46", updated_at: "2018-04-09 23:36:46"&gt;</text:p>
          </draw:text-box>
        </draw:frame>
        <draw:frame draw:style-name="gr14" draw:text-style-name="P6" draw:layer="layout" svg:width="16.358cm" svg:height="1.673cm" svg:x="35.393cm" svg:y="36.461cm">
          <draw:text-box>
            <text:p><text:s/>=&gt; #&lt;Translation id: 1, created_at: "2018-04-09 23:36:46", updated_at: "2018-04-09 23:36:46"&gt;</text:p>
          </draw:text-box>
        </draw:frame>
        <draw:line draw:style-name="gr12" draw:text-style-name="P2" draw:layer="layout" svg:x1="51.887cm" svg:y1="31.959cm" svg:x2="53.622cm" svg:y2="30.783cm">
          <text:p/>
        </draw:line>
        <draw:line draw:style-name="gr12" draw:text-style-name="P2" draw:layer="layout" svg:x1="51.788cm" svg:y1="34.113cm" svg:x2="53.622cm" svg:y2="32.079cm">
          <text:p/>
        </draw:line>
        <draw:line draw:style-name="gr12" draw:text-style-name="P2" draw:layer="layout" svg:x1="49.734cm" svg:y1="37.502cm" svg:x2="53.742cm" svg:y2="33.375cm">
          <text:p/>
        </draw:line>
        <draw:frame draw:style-name="gr13" draw:text-style-name="P6" draw:layer="layout" svg:width="16.596cm" svg:height="2.384cm" svg:x="35.384cm" svg:y="38.947cm">
          <draw:text-box>
            <text:p><text:s/>=&gt; #&lt;Word id: 3, name: "батько", lang_id: 1, created_at: "2018-04-09 23:36:46", updated_at: "2018-04-09 23:36:46"&gt;</text:p>
          </draw:text-box>
        </draw:frame>
        <draw:line draw:style-name="gr12" draw:text-style-name="P2" draw:layer="layout" svg:x1="51.827cm" svg:y1="39.615cm" svg:x2="53.934cm" svg:y2="35.048cm">
          <text:p/>
        </draw:line>
        <draw:frame draw:style-name="gr13" draw:text-style-name="P5" draw:layer="layout" svg:width="18.03cm" svg:height="2.384cm" svg:x="51.035cm" svg:y="27.054cm">
          <draw:text-box>
            <text:p text:style-name="P2"><text:span text:style-name="T5">Запити для знаходження перекладу слова</text:span></text:p>
            <text:p text:style-name="P2"><text:span text:style-name="T6">( тут приблизно все так як треба)</text:span></text:p>
          </draw:text-box>
        </draw:frame>
        <draw:path draw:style-name="gr15" draw:text-style-name="P5" draw:layer="layout" svg:width="8.711cm" svg:height="1.23cm" draw:transform="skewX (0.0518362787842316) rotate (-0.00401425727958784) translate (10.6607480350366cm 3.5750310562179cm)" svg:viewBox="0 0 8712 1231" svg:d="M0 156c7131-679 8712 1075 8712 1075">
          <text:p/>
        </draw:path>
        <draw:path draw:style-name="gr15" draw:text-style-name="P5" draw:layer="layout" svg:width="19.021cm" svg:height="1.225cm" draw:transform="skewX (0.120427718387609) rotate (-0.00174532925199535) translate (25.0990511647169cm 2.35265043128142cm)" svg:viewBox="0 0 19022 1226" svg:d="M0 155c15569-675 19022 1071 19022 1071">
          <text:p/>
        </draw:path>
        <draw:path draw:style-name="gr15" draw:text-style-name="P5" draw:layer="layout" svg:width="15.923cm" svg:height="2.775cm" draw:transform="skewX (0.0389208423194735) rotate (-1.5707963267949) translate (51.9569511139256cm 4.85309694400682cm)" svg:viewBox="0 0 15924 2776" svg:d="M0 2776c9039-5861 15924-620 15924-620">
          <text:p/>
        </draw:path>
        <draw:path draw:style-name="gr15" draw:text-style-name="P5" draw:layer="layout" svg:width="18.734cm" svg:height="7.122cm" draw:transform="skewX (-0.0165806278939461) rotate (-1.51529485658148) translate (55.8118232906201cm 3.52106100631107cm)" svg:viewBox="0 0 18735 7123" svg:d="M18735 7123c-10343-15911-18735-196-18735-196">
          <text:p/>
        </draw:path>
        <draw:custom-shape draw:style-name="gr16" draw:text-style-name="P5" draw:layer="layout" svg:width="1.23cm" svg:height="1.19cm" svg:x="13.753cm" svg:y="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" draw:layer="layout" svg:width="1.266cm" svg:height="1.068cm" svg:x="14.019cm" svg:y="2.323cm">
          <draw:text-box>
            <text:p>1</text:p>
          </draw:text-box>
        </draw:frame>
        <draw:custom-shape draw:style-name="gr16" draw:text-style-name="P5" draw:layer="layout" svg:width="1.23cm" svg:height="1.19cm" svg:x="32.64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" draw:layer="layout" svg:width="1.266cm" svg:height="1.068cm" svg:x="32.911cm" svg:y="1.096cm">
          <draw:text-box>
            <text:p>2</text:p>
          </draw:text-box>
        </draw:frame>
        <draw:custom-shape draw:style-name="gr16" draw:text-style-name="P5" draw:layer="layout" svg:width="1.23cm" svg:height="1.19cm" svg:x="50.776cm" svg:y="13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" draw:layer="layout" svg:width="1.266cm" svg:height="1.068cm" svg:x="51.042cm" svg:y="13.595cm">
          <draw:text-box>
            <text:p>3</text:p>
          </draw:text-box>
        </draw:frame>
        <draw:custom-shape draw:style-name="gr16" draw:text-style-name="P5" draw:layer="layout" svg:width="1.23cm" svg:height="1.19cm" svg:x="56.817cm" svg:y="11.2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" draw:layer="layout" svg:width="1.266cm" svg:height="1.068cm" svg:x="57.083cm" svg:y="11.301cm">
          <draw:text-box>
            <text:p>4</text:p>
          </draw:text-box>
        </draw:frame>
        <draw:frame draw:style-name="gr18" draw:text-style-name="P7" draw:layer="layout" svg:width="27.612cm" svg:height="1.146cm" svg:x="30.274cm" svg:y="27.527cm">
          <draw:text-box>
            <text:p text:style-name="P2"><text:span text:style-name="T7">Знаходимо id користувача (в соllect запишемо ідентифікатор перекаду)</text:span></text:p>
          </draw:text-box>
        </draw:frame>
        <draw:frame draw:style-name="gr18" draw:text-style-name="P8" draw:layer="layout" svg:width="27.612cm" svg:height="1.146cm" svg:x="30.426cm" svg:y="30.625cm">
          <draw:text-box>
            <text:p text:style-name="P2"><text:span text:style-name="T7">Знаходимо id категорії “сімʼя”</text:span></text:p>
          </draw:text-box>
        </draw:frame>
        <draw:frame draw:style-name="gr18" draw:text-style-name="P7" draw:layer="layout" svg:width="27.612cm" svg:height="1.146cm" svg:x="29.36cm" svg:y="33.078cm">
          <draw:text-box>
            <text:p text:style-name="P2"><text:span text:style-name="T7">Шукаємо потрібне слово(апі з гугл поки не реалізована)</text:span></text:p>
          </draw:text-box>
        </draw:frame>
        <draw:frame draw:style-name="gr19" draw:text-style-name="P7" draw:layer="layout" svg:width="15.298cm" svg:height="0.84cm" svg:x="35.88cm" svg:y="35.827cm">
          <draw:text-box>
            <text:p text:style-name="P2"><text:span text:style-name="T7">Шукаємо id перекладу</text:span></text:p>
          </draw:text-box>
        </draw:frame>
        <draw:frame draw:style-name="gr19" draw:text-style-name="P7" draw:layer="layout" svg:width="15.298cm" svg:height="0.84cm" svg:x="35.22cm" svg:y="38.461cm">
          <draw:text-box>
            <text:p text:style-name="P2"><text:span text:style-name="T7">За id перекладу знаходимо потрібне слово</text:span></text:p>
          </draw:text-box>
        </draw:frame>
        <draw:g>
          <draw:frame draw:style-name="gr20" draw:text-style-name="P6" draw:layer="layout" svg:width="11.42cm" svg:height="9.524cm" svg:x="57.867cm" svg:y="44.254cm">
            <draw:text-box>
              <text:p>def</text:p>
              <text:p><text:s text:c="4"/>@user = User.find(1)</text:p>
              <text:p><text:s text:c="4"/>@user.collects.each {|c| c}</text:p>
              <text:p>end</text:p>
            </draw:text-box>
          </draw:frame>
          <draw:frame draw:style-name="gr21" draw:text-style-name="P6" draw:layer="layout" svg:width="18.566cm" svg:height="5.939cm" svg:x="35.019cm" svg:y="44.935cm">
            <draw:text-box>
              <text:p>=&gt; [#&lt;Collect id: 1, learned: false, frequency: "20", translation_id: "1", user_id: 1, created_at: "2018-04-09 23:36:46", updated_at: "2018-04-09 23:36:46"&gt;, #&lt;Collect id: 2, learned: false, frequency: "20", translation_id: "2", user_id: 1, created_at: "2018-04-09 23:36:46", updated_at: "2018-04-09 23:36:46"&gt;, #&lt;Collect id: 3, learned: false, frequency: "20", translation_id: "3", user_id: 1, created_at: "2018-04-09 23:36:46", updated_at: "2018-04-09 23:36:46"&gt;]</text:p>
            </draw:text-box>
          </draw:frame>
          <draw:custom-shape draw:style-name="gr16" draw:text-style-name="P5" draw:layer="layout" svg:width="1.23cm" svg:height="1.19cm" svg:x="54.422cm" svg:y="44.7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3" draw:layer="layout" svg:width="1.266cm" svg:height="1.068cm" svg:x="54.688cm" svg:y="44.852cm">
            <draw:text-box>
              <text:p>1</text:p>
            </draw:text-box>
          </draw:frame>
          <draw:line draw:style-name="gr12" draw:text-style-name="P2" draw:layer="layout" svg:x1="52.563cm" svg:y1="50.225cm" svg:x2="54.67cm" svg:y2="45.658cm">
            <text:p/>
          </draw:line>
          <draw:line draw:style-name="gr12" draw:text-style-name="P2" draw:layer="layout" svg:x1="58.95cm" svg:y1="45.505cm" svg:x2="55.713cm" svg:y2="45.245cm">
            <text:p/>
          </draw:line>
          <draw:frame draw:style-name="gr22" draw:text-style-name="P5" draw:layer="layout" svg:width="16.803cm" svg:height="0.95cm" svg:x="35.449cm" svg:y="44.19cm">
            <draw:text-box>
              <text:p text:style-name="P2"><text:span text:style-name="T7">Знаходимо всі “коллекції” перекладів користувача</text:span></text:p>
            </draw:text-box>
          </draw:frame>
          <draw:custom-shape draw:style-name="gr16" draw:text-style-name="P5" draw:layer="layout" svg:width="1.23cm" svg:height="1.19cm" svg:x="54.531cm" svg:y="51.8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3" draw:layer="layout" svg:width="1.266cm" svg:height="1.068cm" svg:x="54.797cm" svg:y="51.944cm">
            <draw:text-box>
              <text:p>2</text:p>
            </draw:text-box>
          </draw:frame>
          <draw:custom-shape draw:style-name="gr16" draw:text-style-name="P5" draw:layer="layout" svg:width="1.23cm" svg:height="1.19cm" svg:x="54.63cm" svg:y="54.2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3" draw:layer="layout" svg:width="1.266cm" svg:height="1.068cm" svg:x="54.896cm" svg:y="54.31cm">
            <draw:text-box>
              <text:p>3</text:p>
            </draw:text-box>
          </draw:frame>
          <draw:custom-shape draw:style-name="gr16" draw:text-style-name="P5" draw:layer="layout" svg:width="1.23cm" svg:height="1.19cm" svg:x="54.948cm" svg:y="56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3" draw:layer="layout" svg:width="1.266cm" svg:height="1.068cm" svg:x="55.214cm" svg:y="56.398cm">
            <draw:text-box>
              <text:p>4</text:p>
            </draw:text-box>
          </draw:frame>
          <draw:line draw:style-name="gr12" draw:text-style-name="P2" draw:layer="layout" svg:x1="52.922cm" svg:y1="55.508cm" svg:x2="54.698cm" svg:y2="54.87cm">
            <text:p/>
          </draw:line>
          <draw:line draw:style-name="gr12" draw:text-style-name="P2" draw:layer="layout" svg:x1="52.473cm" svg:y1="53.24cm" svg:x2="54.249cm" svg:y2="52.602cm">
            <text:p/>
          </draw:line>
          <draw:line draw:style-name="gr12" draw:text-style-name="P2" draw:layer="layout" svg:x1="53.311cm" svg:y1="57.65cm" svg:x2="55.087cm" svg:y2="57.012cm">
            <text:p/>
          </draw:line>
          <draw:frame draw:style-name="gr22" draw:text-style-name="P5" draw:layer="layout" svg:width="16.803cm" svg:height="0.95cm" svg:x="38.046cm" svg:y="52.843cm">
            <draw:text-box>
              <text:p text:style-name="P2"><text:span text:style-name="T7">Знаходимо всі ids перекладів користувача</text:span></text:p>
            </draw:text-box>
          </draw:frame>
          <draw:frame draw:style-name="gr22" draw:text-style-name="P5" draw:layer="layout" svg:width="16.803cm" svg:height="0.95cm" svg:x="37.006cm" svg:y="57.114cm">
            <draw:text-box>
              <text:p text:style-name="P2"><text:span text:style-name="T7">За ids перекладів користувача знаходимо переклад слів</text:span></text:p>
            </draw:text-box>
          </draw:frame>
          <draw:frame draw:style-name="gr22" draw:text-style-name="P5" draw:layer="layout" svg:width="16.803cm" svg:height="0.95cm" svg:x="36.727cm" svg:y="55.076cm">
            <draw:text-box>
              <text:p text:style-name="P2"><text:span text:style-name="T7">За ids перекладів користувача знаходимо оригінал слова</text:span></text:p>
            </draw:text-box>
          </draw:frame>
          <draw:frame draw:style-name="gr14" draw:text-style-name="P5" draw:layer="layout" svg:width="29.113cm" svg:height="1.673cm" svg:x="41.533cm" svg:y="42.984cm">
            <draw:text-box>
              <text:p text:style-name="P2"><text:span text:style-name="T5">Запити для знаходження всіх слів які користувач <text:s/>вже запитував</text:span></text:p>
              <text:p text:style-name="P2"><text:span text:style-name="T6">( тут у мене є проблеми)</text:span></text:p>
            </draw:text-box>
          </draw:frame>
        </draw:g>
        <draw:frame draw:style-name="gr23" draw:text-style-name="P9" draw:layer="layout" svg:width="30.879cm" svg:height="6.817cm" svg:x="1.913cm" svg:y="45.285cm">
          <draw:text-box>
            <text:p text:style-name="P2"><text:span text:style-name="T5">Виконано</text:span></text:p>
            <text:p>1. Розроблений графічний дизайн на базі Бутсрап</text:p>
            <text:p>2. Є схема таблиць БД</text:p>
            <text:p>3. Можливість реєстрації нових користувачів.</text:p>
            <text:p>4. Кожен користувач може вибрати мову для перекладу та мову оригіналу.</text:p>
            <text:p>5. Всі дані завантажуються в бд з сідів</text:p>
            <text:p>6. Всі моделі контроллери вюхи створені скафолдом та мають багато зайвого, в майбутньому почищу.</text:p>
            <text:p>7. Присутній пошук слова з БД</text:p>
            <text:p/>
          </draw:text-box>
        </draw:frame>
        <draw:frame draw:style-name="gr13" draw:text-style-name="P5" draw:layer="layout" svg:width="21.791cm" svg:height="2.384cm" svg:x="57.705cm" svg:y="50.559cm">
          <draw:text-box>
            <text:p text:style-name="P2"><text:span text:style-name="T5">Питання та проблеми.</text:span></text:p>
            <text:p text:style-name="P10"><text:span text:style-name="T8">1. як пройтися по результатах пункту 1 так щоб можна було отримати ідшники всіх перекладів користувача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64%" draw:textarea-horizontal-align="justify" fo:padding-top="0.125cm" fo:padding-bottom="0.125cm" fo:padding-left="0.25cm" fo:padding-right="0.25cm" draw:shadow="hidden" draw:shadow-offset-x="0.2cm" draw:shadow-offset-y="0.2cm" draw:shadow-color="#808080" draw:shadow-opacity="64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  <style:master-page style:name="Звичайний_20_2" style:display-name="Звичайний 2" style:page-layout-name="PM0" draw:style-name="Mdp1"/>
    <style:master-page style:name="Звичайний_20_1" style:display-name="Звичайний 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00:10:55.533729267</meta:creation-date>
    <meta:generator>LibreOffice/5.1.6.2$Linux_X86_64 LibreOffice_project/10m0$Build-2</meta:generator>
    <dc:date>2018-04-11T01:55:51.400333004</dc:date>
    <meta:editing-duration>PT19H4M30S</meta:editing-duration>
    <meta:editing-cycles>27</meta:editing-cycles>
    <meta:document-statistic meta:object-count="153"/>
  </office:meta>
</office:document-meta>
</file>